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b77e" officeooo:paragraph-rsid="0006b77e"/>
    </style:style>
    <style:style style:name="P2" style:family="paragraph" style:parent-style-name="Standard">
      <style:paragraph-properties fo:text-align="center" style:justify-single-word="false"/>
      <style:text-properties officeooo:rsid="0006b77e" officeooo:paragraph-rsid="0006b77e"/>
    </style:style>
    <style:style style:name="P3" style:family="paragraph" style:parent-style-name="Standard">
      <style:text-properties fo:font-size="16pt" officeooo:rsid="0006b77e" officeooo:paragraph-rsid="0006b77e" style:font-size-asian="16pt" style:font-size-complex="16pt"/>
    </style:style>
    <style:style style:name="P4" style:family="paragraph" style:parent-style-name="Standard">
      <style:text-properties officeooo:rsid="0006f11c" officeooo:paragraph-rsid="0006f11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officeooo:rsid="0006f11c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iasz Michalski 200502</text:p>
      <text:p text:style-name="P2"/>
      <text:p text:style-name="P2"/>
      <text:p text:style-name="P2"><text:tab/><text:span text:style-name="T2">Sprawozdanie </text:span></text:p>
      <text:p text:style-name="P1"/>
      <text:p text:style-name="P1"/>
      <text:p text:style-name="P3">1. Zadanie do wykonania</text:p>
      <text:p text:style-name="P1"/>
      <text:p text:style-name="P1"><text:tab/>Celem zadania było napisanie sortowania MergeSort, bądź HeapSort i wykonanie pomiarów dla naszej tablicy. </text:p>
      <text:p text:style-name="P1"><text:tab/>Tabela zawiera średni czas wykonania się algorytmu dla tablicy n elementowej</text:p>
      <text:p text:style-name="P1"/>
      <text:p text:style-name="P1"/>
      <text:p text:style-name="P1"><draw:frame draw:style-name="fr1" draw:name="Obiekt1" text:anchor-type="paragraph" svg:width="6.389cm" svg:height="4.18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. Wykres</text:p>
      <text:p text:style-name="P1"/>
      <text:p text:style-name="P1"><text:tab/>Wykres dla wykonania się sortowania MergeSort</text:p>
      <text:p text:style-name="P1"/>
      <text:p text:style-name="P4"><draw:frame draw:style-name="fr2" draw:name="Obiek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3. Wnioski</text:p>
      <text:p text:style-name="P4"/>
      <text:p text:style-name="P4"><text:tab/>Wynik sortowania przedstawia się w sposób pesymistyczny, ponieważ jest bardzo zbliżony do O(n^2). MergeSort powinno przedstawiać się jako O(nlogn), jednakże w tym przypadku to nie działa. Nie mogłem wykonać pomiarów dla większej tabli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55:42.647110980</meta:creation-date>
    <dc:date>2017-04-27T11:12:44.257970636</dc:date>
    <meta:editing-duration>PT6M</meta:editing-duration>
    <meta:editing-cycles>1</meta:editing-cycles>
    <meta:document-statistic meta:table-count="0" meta:image-count="0" meta:object-count="2" meta:page-count="1" meta:paragraph-count="9" meta:word-count="76" meta:character-count="547" meta:non-whitespace-character-count="47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2" table:number-rows-spanned="1">
            <text:p>MergeSort</text:p>
          </table:table-cell>
          <table:covered-table-cell table:style-name="ce3"/>
        </table:table-row>
        <table:table-row table:style-name="ro1">
          <table:table-cell table:number-columns-repeated="10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zas[ms]</text:p>
          </table:table-cell>
        </table:table-row>
        <table:table-row table:style-name="ro1">
          <table:table-cell table:number-columns-repeated="10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0004" calcext:value-type="float">
            <text:p>0,000004</text:p>
          </table:table-cell>
        </table:table-row>
        <table:table-row table:style-name="ro1">
          <table:table-cell table:number-columns-repeated="10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0083" calcext:value-type="float">
            <text:p>0,000083</text:p>
          </table:table-cell>
        </table:table-row>
        <table:table-row table:style-name="ro1">
          <table:table-cell table:number-columns-repeated="10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7634" calcext:value-type="float">
            <text:p>0,007634</text:p>
          </table:table-cell>
        </table:table-row>
        <table:table-row table:style-name="ro1">
          <table:table-cell table:number-columns-repeated="10"/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726362" calcext:value-type="float">
            <text:p>0,726362</text:p>
          </table:table-cell>
        </table:table-row>
        <table:table-row table:style-name="ro1">
          <table:table-cell table:number-columns-repeated="10"/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81.264267" calcext:value-type="float">
            <text:p>81,26426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.00.0000</text:date>, <text:time style:data-style-name="N2" text:time-value="11:05:14.06935686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884cm" svg:y="0.315cm" chart:style-name="ch2">
          <text:p>MergeSort</text:p>
        </chart:title>
        <chart:legend chart:legend-position="end" svg:x="12.267cm" svg:y="3.702cm" style:legend-expansion="high" chart:style-name="ch3"/>
        <chart:plot-area chart:style-name="ch4" chart:data-source-has-labels="both" svg:x="1.33cm" svg:y="1.273cm" svg:width="10.618cm" svg:height="6.566cm">
          <chartooo:coordinate-region svg:x="1.766cm" svg:y="1.472cm" svg:width="9.149cm" svg:height="5.72cm"/>
          <chart:axis chart:dimension="x" chart:name="primary-x" chart:style-name="ch5" chartooo:axis-type="auto">
            <chart:title svg:x="6.489cm" svg:y="8.018cm" chart:style-name="ch6">
              <text:p>n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35cm" chart:style-name="ch7">
              <text:p>czas[ms]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series chart:style-name="ch11" chart:values-cell-range-address="local-table.$E$2:.$E$6" chart:label-cell-address="local-table.$E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ergeSort</text:p>
              </table:table-cell>
              <table:table-cell office:value-type="string">
                <text:p>O(N^2)</text:p>
              </table:table-cell>
              <table:table-cell office:value-type="string">
                <text:p>O(nlog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1">
                <text:p>0.00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7634">
                <text:p>0.007634</text:p>
              </table:table-cell>
              <table:table-cell office:value-type="float" office:value="0.01">
                <text:p>0.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726362">
                <text:p>0.72636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81.264267">
                <text:p>81.26426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